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
    <style:style style:name="P2" style:family="paragraph" style:parent-style-name="Preformatted_20_Text" style:list-style-name="L2">
      <style:paragraph-properties style:writing-mode="lr-tb"/>
    </style:style>
    <style:style style:name="P3" style:family="paragraph" style:parent-style-name="Preformatted_20_Text" style:list-style-name="L3"/>
    <style:style style:name="P4" style:family="paragraph" style:parent-style-name="Preformatted_20_Text" style:list-style-name="L3">
      <style:paragraph-properties style:writing-mode="lr-t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T1" style:family="text">
      <style:text-properties loext:padding="0.049cm" loext:border="0.06pt solid #e3e3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o Git, um <text:span text:style-name="Strong_20_Emphasis">branch</text:span> (ou ramo) é uma "linha de desenvolvimento" separada. Aqui está uma explicação detalhada:</text:p>
      <text:h text:style-name="Heading_20_3" text:outline-level="3">Definição de Branch</text:h>
      <text:p text:style-name="Text_20_body">Um branch no Git é uma referência movível que aponta para um commit específico. Os branches permitem que você trabalhe em diferentes versões de um repositório de forma paralela. Cada branch pode ser visto como uma linha independente de desenvolvimento, e você pode criar quantos branches quiser, facilitando o trabalho em novas funcionalidades, correções de bugs ou experimentos sem afetar o branch principal (geralmente chamado de <text:span text:style-name="Source_20_Text">main</text:span> ou <text:span text:style-name="Source_20_Text">master</text:span>).</text:p>
      <text:h text:style-name="Heading_20_3" text:outline-level="3">Uso de Branches</text:h>
      <text:p text:style-name="Text_20_body">Os branches são usados para várias finalidades:</text:p>
      <text:list text:style-name="L1">
        <text:list-item>
          <text:p text:style-name="P5"><text:span text:style-name="Strong_20_Emphasis">Desenvolvimento de Funcionalidades</text:span>: Você pode criar um branch separado para desenvolver uma nova funcionalidade. Isso isola seu trabalho do branch principal.</text:p>
        </text:list-item>
        <text:list-item>
          <text:p text:style-name="P5"><text:span text:style-name="Strong_20_Emphasis">Correção de Bugs</text:span>: Quando surge um bug, você pode criar um branch para corrigi-lo, testar a correção e depois mesclá-la de volta ao branch principal.</text:p>
        </text:list-item>
        <text:list-item>
          <text:p text:style-name="P5"><text:span text:style-name="Strong_20_Emphasis">Experimentação</text:span>: Branches são úteis para testar novas ideias ou fazer experimentos sem comprometer o código estável.</text:p>
        </text:list-item>
      </text:list>
      <text:h text:style-name="Heading_20_3" text:outline-level="3">Comandos Relacionados a Branches</text:h>
      <text:p text:style-name="Text_20_body">Aqui estão alguns comandos Git relacionados a branches:</text:p>
      <text:list text:style-name="L2">
        <text:list-item>
          <text:p text:style-name="P6"><text:span text:style-name="Strong_20_Emphasis">Criar um Novo Branch</text:span>:</text:p>
          <text:p text:style-name="P1">bash</text:p>
          <text:p text:style-name="P1">Copiar código</text:p>
          <text:p text:style-name="P2"><text:span text:style-name="Source_20_Text">git branch nome-do-branch</text:span></text:p>
        </text:list-item>
        <text:list-item>
          <text:p text:style-name="P6"><text:span text:style-name="Strong_20_Emphasis">Mudar para um Branch</text:span>:</text:p>
          <text:p text:style-name="P1">bash</text:p>
          <text:p text:style-name="P1">Copiar código</text:p>
          <text:p text:style-name="P2"><text:span text:style-name="Source_20_Text">git checkout nome-do-branch</text:span></text:p>
        </text:list-item>
        <text:list-item>
          <text:p text:style-name="P6"><text:span text:style-name="Strong_20_Emphasis">Criar e Mudar para um Novo Branch</text:span>:</text:p>
          <text:p text:style-name="P1">bash</text:p>
          <text:p text:style-name="P1">Copiar código</text:p>
          <text:p text:style-name="P2"><text:span text:style-name="Source_20_Text">git checkout -b nome-do-branch</text:span></text:p>
        </text:list-item>
        <text:list-item>
          <text:p text:style-name="P6"><text:span text:style-name="Strong_20_Emphasis">Listar Branches</text:span>:</text:p>
          <text:p text:style-name="P1">bash</text:p>
          <text:p text:style-name="P1">Copiar código</text:p>
          <text:p text:style-name="P2"><text:span text:style-name="Source_20_Text">git branch</text:span></text:p>
        </text:list-item>
        <text:list-item>
          <text:p text:style-name="P6"><text:span text:style-name="Strong_20_Emphasis">Mesclar um Branch em Outro</text:span>:</text:p>
          <text:p text:style-name="P1">bash</text:p>
          <text:p text:style-name="P1">Copiar código</text:p>
          <text:p text:style-name="P2"><text:span text:style-name="Source_20_Text">git checkout branch-alvo</text:span></text:p>
          <text:p text:style-name="P2"><text:span text:style-name="Source_20_Text">git merge nome-do-branch</text:span></text:p>
        </text:list-item>
        <text:list-item>
          <text:p text:style-name="P6"><text:span text:style-name="Strong_20_Emphasis">Deletar um Branch</text:span>:</text:p>
          <text:p text:style-name="P1">bash</text:p>
          <text:p text:style-name="P1">Copiar código</text:p>
          <text:p text:style-name="P2"><text:span text:style-name="Source_20_Text">git branch -d nome-do-branch</text:span></text:p>
        </text:list-item>
      </text:list>
      <text:h text:style-name="Heading_20_3" text:outline-level="3"><text:soft-page-break/>Exemplo de Uso</text:h>
      <text:p text:style-name="Text_20_body">Suponha que você está trabalhando no branch <text:span text:style-name="Source_20_Text">main</text:span> e deseja começar a desenvolver uma nova funcionalidade chamada "nova-feature". Você poderia fazer o seguinte:</text:p>
      <text:list text:style-name="L3">
        <text:list-item>
          <text:p text:style-name="P7">Criar e mudar para um novo branch chamado <text:span text:style-name="Source_20_Text">nova-feature</text:span>:</text:p>
          <text:p text:style-name="P3">bash</text:p>
          <text:p text:style-name="P3">Copiar código</text:p>
          <text:p text:style-name="P4"><text:span text:style-name="Source_20_Text">git checkout -b nova-feature</text:span></text:p>
        </text:list-item>
        <text:list-item>
          <text:p text:style-name="P7">Fazer commits no branch <text:span text:style-name="Source_20_Text">nova-feature</text:span> enquanto desenvolve a nova funcionalidade.</text:p>
        </text:list-item>
        <text:list-item>
          <text:p text:style-name="P7">Depois de finalizar o desenvolvimento e testar a nova funcionalidade, você pode mesclar o branch <text:span text:style-name="Source_20_Text">nova-feature</text:span> de volta ao <text:span text:style-name="Source_20_Text">main</text:span>:</text:p>
          <text:p text:style-name="P3">bash</text:p>
          <text:p text:style-name="P3">Copiar código</text:p>
          <text:p text:style-name="P4"><text:span text:style-name="Source_20_Text">git checkout main</text:span></text:p>
          <text:p text:style-name="P4"><text:span text:style-name="Source_20_Text">git merge nova-feature</text:span></text:p>
        </text:list-item>
        <text:list-item>
          <text:p text:style-name="P7">Deletar o branch <text:span text:style-name="Source_20_Text">nova-feature</text:span> se não for mais necessário:</text:p>
          <text:p text:style-name="P3">bash</text:p>
          <text:p text:style-name="P3">Copiar código</text:p>
          <text:p text:style-name="P4"><text:span text:style-name="Source_20_Text">git branch -d nova-feature</text:span></text:p>
        </text:list-item>
      </text:list>
      <text:h text:style-name="Heading_20_3" text:outline-level="3">Benefícios dos Branches</text:h>
      <text:list text:style-name="L4">
        <text:list-item>
          <text:p text:style-name="P8"><text:span text:style-name="Strong_20_Emphasis">Isolamento</text:span>: Branches isolam seu trabalho de outras linhas de desenvolvimento, permitindo um ambiente de trabalho seguro e independente.</text:p>
        </text:list-item>
        <text:list-item>
          <text:p text:style-name="P8"><text:span text:style-name="Strong_20_Emphasis">Colaboração</text:span>: Facilita a colaboração em equipes, onde diferentes membros podem trabalhar em diferentes branches sem interferir no trabalho uns dos outros.</text:p>
        </text:list-item>
        <text:list-item>
          <text:p text:style-name="P8"><text:span text:style-name="Strong_20_Emphasis">Histórico Limpo</text:span>: Ajuda a manter um histórico de commits mais organizado e fácil de entender.</text:p>
        </text:list-item>
      </text:list>
      <text:p text:style-name="Text_20_body">Em resumo, os branches são uma ferramenta poderosa no Git que ajudam a gerenciar o desenvolvimento de software de maneira flexível e organizad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16:18:57.071000000</meta:creation-date>
    <dc:date>2024-05-23T16:19:28.733000000</dc:date>
    <meta:editing-duration>PT32S</meta:editing-duration>
    <meta:editing-cycles>1</meta:editing-cycles>
    <meta:document-statistic meta:table-count="0" meta:image-count="0" meta:object-count="0" meta:page-count="2" meta:paragraph-count="56" meta:word-count="450" meta:character-count="2769" meta:non-whitespace-character-count="2410"/>
    <meta:generator>LibreOffice/24.2.3.2$Windows_X86_64 LibreOffice_project/433d9c2ded56988e8a90e6b2e771ee4e6a5ab2ba</meta:generator>
  </office:meta>
</office:document-meta>
</file>